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64cm" svg:height="2.829cm" draw:transform="skewX (0.000349065850398802) rotate (0.963247214175671) translate (1.818887183307cm 6.68856222833972cm)" svg:viewBox="0 0 5065 2830" svg:d="M106 2503c614 119 925 55 1722 191 780 152 1720 265 2465-162 746-428 1057-1149 455-1884-600-737-1304-659-1592-631-225 55-98 650 27 660 394-34 654 17 910 307 255 289 178 864-215 1111-395 248-977 244-1889 44-911-199-1201-187-1623-273-175-35-548 547-260 637z">
          <text:p/>
        </draw:path>
        <draw:path draw:style-name="gr1" draw:text-style-name="P1" draw:layer="layout" svg:width="0.902cm" svg:height="0.66cm" draw:transform="skewX (0.00244346095279204) rotate (-2.15652882376419) translate (4.4478895804584cm 4.0744226950941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1.046cm" svg:height="2.704cm" draw:transform="skewX (-0.000872664625997167) rotate (-1.55229583672376) translate (6.31912427196cm 7.0488382620489cm)" svg:viewBox="0 0 1047 2705" svg:d="M1046 2593c-40-205-141-752-197-1227-57-473-36-827-33-1072 14-193-816-398-816-234 30 395 51 682 121 1268 69 587 103 884 143 1254 34 186 808 137 782 11z">
          <text:p/>
        </draw:path>
        <draw:path draw:style-name="gr1" draw:text-style-name="P1" draw:layer="layout" svg:width="0.903cm" svg:height="0.661cm" draw:transform="skewX (0.00244346095279196) rotate (-2.1556561591382) translate (4.322640332617cm 7.48735618810031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4) rotate (-2.15652882376419) translate (6.6378895804584cm 7.20858936176089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6:56.33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